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9ec" officeooo:paragraph-rsid="001d29ec"/>
    </style:style>
    <style:style style:name="P2" style:family="paragraph" style:parent-style-name="Table_20_Contents">
      <style:text-properties officeooo:rsid="001f028a" officeooo:paragraph-rsid="001f028a"/>
    </style:style>
    <style:style style:name="P3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1" draw:text-style-name="P3" svg:width="3.07cm" svg:height="1.218cm" svg:x="3.247cm" svg:y="4.479cm"><text:p text:style-name="P3">Event</text:p></draw:rect><draw:rect text:anchor-type="paragraph" draw:z-index="2" draw:style-name="gr1" draw:text-style-name="P3" svg:width="3.07cm" svg:height="1.218cm" svg:x="5.02cm" svg:y="0.436cm"><text:p text:style-name="P3">Users</text:p></draw:rect><draw:rect text:anchor-type="paragraph" draw:z-index="0" draw:style-name="gr1" draw:text-style-name="P3" svg:width="3.07cm" svg:height="1.218cm" svg:x="1.184cm" svg:y="7.781cm"><text:p text:style-name="P3">Event Contents</text:p></draw:rect><draw:rect text:anchor-type="paragraph" draw:z-index="3" draw:style-name="gr1" draw:text-style-name="P3" svg:width="3.07cm" svg:height="1.218cm" svg:x="5.549cm" svg:y="7.807cm"><text:p text:style-name="P3">Event Permissions</text:p></draw:rect><draw:line text:anchor-type="paragraph" draw:z-index="4" draw:style-name="gr2" draw:text-style-name="P3" svg:x1="4.884cm" svg:y1="4.479cm" svg:x2="6.472cm" svg:y2="1.653cm"><text:p/></draw:line><draw:frame text:anchor-type="paragraph" draw:z-index="5" draw:style-name="gr3" svg:width="2.382cm" svg:height="0.874cm" svg:x="5.237cm" svg:y="2.843cm"><draw:text-box><text:p>Owner</text:p></draw:text-box></draw:frame><draw:line text:anchor-type="paragraph" draw:z-index="6" draw:style-name="gr4" draw:text-style-name="P3" svg:x1="4.703cm" svg:y1="5.696cm" svg:x2="2.798cm" svg:y2="7.781cm"><text:p/></draw:line><draw:line text:anchor-type="paragraph" draw:z-index="7" draw:style-name="gr4" draw:text-style-name="P3" svg:x1="7.058cm" svg:y1="7.807cm" svg:x2="4.703cm" svg:y2="5.696cm"><text:p/></draw:line><draw:frame text:anchor-type="paragraph" draw:z-index="8" draw:style-name="gr5" svg:width="2.647cm" svg:height="0.976cm" svg:x="2.708cm" svg:y="6.468cm"><draw:text-box><text:p>Eventid</text:p><text:p/></draw:text-box></draw:frame><draw:frame text:anchor-type="paragraph" draw:z-index="9" draw:style-name="gr5" svg:width="2.647cm" svg:height="0.976cm" svg:x="5.512cm" svg:y="6.696cm"><draw:text-box><text:p>Eventid</text:p><text:p/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13:52:39.062180333</meta:creation-date>
    <dc:date>2015-08-15T14:26:41.989202467</dc:date>
    <meta:editing-duration>PT2M5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